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1.2339in"/>
    </style:style>
    <style:style style:name="co14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Arial" fo:font-size="12pt" fo:font-style="normal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anguisuge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2" office:value-type="float" office:value="150">
            <text:p>150</text:p>
          </table:table-cell>
          <table:table-cell table:style-name="ce12" office:value-type="float" office:value="70">
            <text:p>70</text:p>
          </table:table-cell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/>
          <table:table-cell table:style-name="ce12" office:value-type="float" office:value="28">
            <text:p>28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Nov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5">
            <text:p>25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fires a blast of bones in all directions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Pacification Hex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urning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7" office:value-type="string">
            <text:p>Hex a target to take fire damage eahc time it uses a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mpathic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Domination Hex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Defenselessnes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-def -saves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Curse of Impote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office:value-type="string">
            <text:p>- all %dam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0">
            <text:p>20</text:p>
          </table:table-cell>
          <table:table-cell table:style-name="ce12" office:value-type="float" office:value="13">
            <text:p>13</text:p>
          </table:table-cell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">
            <text:p>12</text:p>
          </table:table-cell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Reaving Combat</text:p>
          </table:table-cell>
          <table:table-cell table:style-name="ce7" office:value-type="string">
            <text:p>Corrupted Strength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Allows to use two normal weapon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Aci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acid DOT when hit; reduces attack and at levle 3 armour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oodlu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gain spellpower when hitting a target in melee but decreases over tim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arri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6" office:value-type="string">
            <text:p>disease resist + chance to spread disease on melee hi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40">
            <text:p>14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0" table:number-columns-repeated="2"/>
          <table:table-cell table:style-name="ce31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Sanguisuge</text:p>
          </table:table-cell>
          <table:table-cell table:style-name="ce28" office:value-type="string">
            <text:p>Blood Sacrifice</text:p>
          </table:table-cell>
          <table:table-cell table:style-name="ce28" office:value-type="string">
            <text:p>Drain</text:p>
          </table:table-cell>
          <table:table-cell table:style-name="ce28" office:value-type="string">
            <text:p>Absorb Life</text:p>
          </table:table-cell>
          <table:table-cell table:style-name="ce28" office:value-type="string">
            <text:p>Life Tap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2" office:value-type="string">
            <text:p>Bone </text:p>
          </table:table-cell>
          <table:table-cell table:style-name="ce28" office:value-type="string">
            <text:p>Bone Spear</text:p>
          </table:table-cell>
          <table:table-cell table:style-name="ce27" office:value-type="string">
            <text:p>Bone Grab</text:p>
          </table:table-cell>
          <table:table-cell table:style-name="ce27" office:value-type="string">
            <text:p>Bone Nova</text:p>
          </table:table-cell>
          <table:table-cell table:style-name="ce28" office:value-type="string">
            <text:p>Bone Shield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 office:value-type="string">
            <text:p>Hexes</text:p>
          </table:table-cell>
          <table:table-cell table:style-name="ce27" office:value-type="string">
            <text:p>Pacification Hex</text:p>
          </table:table-cell>
          <table:table-cell table:style-name="ce27" office:value-type="string">
            <text:p>Burning Hex</text:p>
          </table:table-cell>
          <table:table-cell table:style-name="ce27" office:value-type="string">
            <text:p>Empathic Hex</text:p>
          </table:table-cell>
          <table:table-cell table:style-name="ce27" office:value-type="string">
            <text:p>Domination Hex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Curses</text:p>
          </table:table-cell>
          <table:table-cell table:style-name="ce29" office:value-type="string">
            <text:p>Curse of Defenselessness</text:p>
          </table:table-cell>
          <table:table-cell table:style-name="ce27" office:value-type="string">
            <text:p>Curse of Impotence</text:p>
          </table:table-cell>
          <table:table-cell table:style-name="ce27"/>
          <table:table-cell table:style-name="ce27" office:value-type="string">
            <text:p>Curse of Vulnerabilit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Plague</text:p>
          </table:table-cell>
          <table:table-cell table:style-name="ce28" office:value-type="string">
            <text:p>Virulent Disease</text:p>
          </table:table-cell>
          <table:table-cell table:style-name="ce28" office:value-type="string">
            <text:p>Cyst Burst</text:p>
          </table:table-cell>
          <table:table-cell table:style-name="ce28" office:value-type="string">
            <text:p>Catalepsy</text:p>
          </table:table-cell>
          <table:table-cell table:style-name="ce28" office:value-type="string">
            <text:p>Epidemic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Scourge</text:p>
          </table:table-cell>
          <table:table-cell table:style-name="ce28" office:value-type="string">
            <text:p>Rend</text:p>
          </table:table-cell>
          <table:table-cell table:style-name="ce28" office:value-type="string">
            <text:p>Ruin</text:p>
          </table:table-cell>
          <table:table-cell table:style-name="ce28" office:value-type="string">
            <text:p>Acid Strike</text:p>
          </table:table-cell>
          <table:table-cell table:style-name="ce28" office:value-type="string">
            <text:p>Dark Surpris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Reaving Combat</text:p>
          </table:table-cell>
          <table:table-cell table:style-name="ce28" office:value-type="string">
            <text:p>Corrupted Strength</text:p>
          </table:table-cell>
          <table:table-cell table:style-name="ce28" office:value-type="string">
            <text:p>Bloodlust</text:p>
          </table:table-cell>
          <table:table-cell table:style-name="ce28" office:value-type="string">
            <text:p>Carrier</text:p>
          </table:table-cell>
          <table:table-cell table:style-name="ce28" office:value-type="string">
            <text:p>Acid Blood</text:p>
          </table:table-cell>
          <table:table-cell table:style-name="ce27"/>
          <table:table-cell table:number-columns-repeated="1018"/>
        </table:table-row>
        <table:table-row table:style-name="ro2" table:number-rows-repeated="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office:forms form:automatic-focus="false" form:apply-design-mode="false"/>
        <table:table-column table:style-name="co14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9/02/2010</text:date>, <text:time>00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9-02T00:46:25</dc:date>
    <dc:language>fr-FR</dc:language>
    <meta:editing-cycles>165</meta:editing-cycles>
    <meta:editing-duration>PT125H17M09S</meta:editing-duration>
    <meta:document-statistic meta:table-count="4" meta:cell-count="362" meta:object-count="0"/>
    <meta:user-defined meta:name="Info 1"/>
    <meta:user-defined meta:name="Info 2"/>
    <meta:user-defined meta:name="Info 3"/>
    <meta:user-defined meta:name="Info 4"/>
  </office:meta>
</office:document-meta>
</file>